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E45E8AA.png"/>
  <manifest:file-entry manifest:media-type="image/png" manifest:full-path="Pictures/1000000000000040000000400142E835.png"/>
  <manifest:file-entry manifest:media-type="" manifest:full-path="Pictures/TablePreview3.svm"/>
  <manifest:file-entry manifest:media-type="" manifest:full-path="Pictures/TablePreview2.svm"/>
  <manifest:file-entry manifest:media-type="" manifest:full-path="Pictures/2000023600002305000012CD3628FC8C.wm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fo:min-height="3.507cm"/>
    </style:style>
    <style:style style:name="pr5" style:family="presentation" style:parent-style-name="lyt-movwaves-outline1">
      <style:graphic-properties fo:min-height="11.00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draw:auto-grow-height="true" fo:min-height="3.507cm"/>
    </style:style>
    <style:style style:name="pr8" style:family="presentation" style:parent-style-name="lyt-movwaves-outline1">
      <style:graphic-properties draw:auto-grow-height="true" fo:min-height="11.001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title" style:list-style-name="L5">
      <style:graphic-properties draw:fill-color="#ffffff" draw:auto-grow-height="true" fo:min-height="3.507cm"/>
    </style:style>
    <style:style style:name="pr11" style:family="presentation" style:parent-style-name="lyt-movwaves-subtitle">
      <style:graphic-properties draw:fill-color="#ffffff"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ro1" style:family="table-row">
      <style:table-row-properties style:row-height="0.937cm"/>
    </style:style>
    <style:style style:name="ro2" style:family="table-row">
      <style:table-row-properties style:row-height="0.972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text-properties fo:font-size="20pt"/>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text-properties fo:hyphenate="false"/>
    </style:style>
    <style:style style:name="P8" style:family="paragraph">
      <style:paragraph-properties fo:text-align="end"/>
      <style:text-properties fo:color="#000000" fo:font-size="18pt" style:font-size-asian="18pt" style:font-size-complex="18pt"/>
    </style:style>
    <style:style style:name="P9" style:family="paragraph">
      <style:text-properties fo:color="#000000" fo:font-size="18pt" style:font-size-asian="18pt" style:font-size-complex="18pt"/>
    </style:style>
    <style:style style:name="P10" style:family="paragraph">
      <style:paragraph-properties fo:margin-left="0.2cm" fo:margin-right="0cm" fo:text-indent="0cm"/>
    </style:style>
    <style:style style:name="P11" style:family="paragraph">
      <style:paragraph-properties fo:margin-left="0.2cm" fo:margin-right="0cm" fo:text-indent="0cm"/>
      <style:text-properties fo:font-size="24pt" style:font-size-asian="18pt" style:font-size-complex="18pt"/>
    </style:style>
    <style:style style:name="P12" style:family="paragraph">
      <style:text-properties fo:font-size="18pt" style:font-size-asian="18pt" style:font-size-complex="18pt"/>
    </style:style>
    <style:style style:name="P13" style:family="paragraph">
      <style:text-properties fo:font-size="24pt" style:font-size-asian="18pt" style:font-size-complex="18pt"/>
    </style:style>
    <style:style style:name="P14" style:family="paragraph">
      <style:text-properties fo:font-size="18p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draw:frame draw:style-name="gr1" draw:text-style-name="P3" draw:layer="layout" svg:width="3.296cm" svg:height="0.945cm" svg:x="21.704cm" svg:y="17.555cm">
          <draw:text-box>
            <text:p><text:span text:style-name="T2">8.4.2010</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Perinteiset hyökkäykset</text:p>
          </draw:text-box>
        </draw:frame>
        <draw:frame presentation:style-name="pr5" draw:layer="layout" svg:width="23cm" svg:height="11.001cm" svg:x="2.2cm" svg:y="5.5cm" presentation:class="outline" presentation:user-transformed="true">
          <draw:text-box>
            <text:list text:style-name="L3">
              <text:list-item>
                <text:p>Kohdistuvat palvelua tarjoavaan alustaan</text:p>
                <text:list>
                  <text:list-item>
                    <text:p>Käyttöjärjestelmä</text:p>
                  </text:list-item>
                  <text:list-item>
                    <text:p>Web-palvelin</text:p>
                  </text:list-item>
                </text:list>
              </text:list-item>
              <text:list-item>
                <text:p>Hyödyntävät tunnettuja tietoturva-aukkoja</text:p>
                <text:list>
                  <text:list-item>
                    <text:p>Päivittäminen ylläpitäjän vastuulla</text:p>
                  </text:list-item>
                </text:list>
              </text:list-item>
              <text:list-item>
                <text:p>Monet näistä konfigurointivirheitä</text:p>
                <text:list>
                  <text:list-item>
                    <text:p>Suojaukset jätetty kytkemättä pääll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Perinteiset hyökkäykset</text:p>
          </draw:text-box>
        </draw:frame>
        <draw:frame presentation:style-name="pr5" draw:layer="layout" svg:width="23cm" svg:height="13.015cm" svg:x="2.2cm" svg:y="5.5cm" presentation:class="outline" presentation:user-transformed="true">
          <draw:text-box>
            <text:list text:style-name="L3">
              <text:list-item>
                <text:p>Suojautuminen nykyisin helppoa</text:p>
                <text:list>
                  <text:list-item>
                    <text:p>Palomuurit</text:p>
                  </text:list-item>
                  <text:list-item>
                    <text:p>Sääntöpohjaiset suodattimet</text:p>
                  </text:list-item>
                </text:list>
              </text:list-item>
              <text:list-item>
                <text:p>Korjaukset julkaistu usein jo ennen hyväksikäyttöä</text:p>
              </text:list-item>
              <text:list-item>
                <text:p>Eivät enää hyökkääjien kannalta kovin mielenkiintoisia</text:p>
                <text:list>
                  <text:list-item>
                    <text:p>Hajautetut palvelunestohyökkäykset ovat enää “muodissa”</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Web-palvelut</text:p>
          </draw:text-box>
        </draw:frame>
        <draw:frame presentation:style-name="pr5" draw:layer="layout" svg:width="23cm" svg:height="11.001cm" svg:x="2.2cm" svg:y="5.5cm" presentation:class="outline">
          <draw:text-box>
            <text:list text:style-name="L3">
              <text:list-item>
                <text:p>Monet yritysten ydintoiminnoista siirtyneet verkkoon</text:p>
              </text:list-item>
              <text:list-item>
                <text:p>Kokonaan uusia ansaintamalleja</text:p>
                <text:list>
                  <text:list-item>
                    <text:p>Verkkokaupat</text:p>
                  </text:list-item>
                  <text:list-item>
                    <text:p>Sosiaalinen media</text:p>
                  </text:list-item>
                </text:list>
              </text:list-item>
              <text:list-item>
                <text:p>Vuonna 2008 palveluiden kehittämiseen käytettiin noin 8 miljardia euroa</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Web-palvelut</text:p>
          </draw:text-box>
        </draw:frame>
        <draw:frame presentation:style-name="pr5" draw:layer="layout" svg:width="23cm" svg:height="11.001cm" svg:x="2.2cm" svg:y="5.5cm" presentation:class="outline" presentation:user-transformed="true">
          <draw:text-box>
            <text:list text:style-name="L3">
              <text:list-item>
                <text:p text:style-name="P5">Web monimutkaistuu teknisesti</text:p>
                <text:list>
                  <text:list-item>
                    <text:p text:style-name="P6">JavaScript, XML, JSON, Java, Flash …</text:p>
                  </text:list-item>
                </text:list>
              </text:list-item>
              <text:list-item>
                <text:p text:style-name="P6">Dynaamiset WWW-teknologiat</text:p>
                <text:list>
                  <text:list-item>
                    <text:p text:style-name="P6">“Web 2.0”</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ynaamiset Web-teknologiat</text:p>
          </draw:text-box>
        </draw:frame>
        <draw:frame presentation:style-name="pr5" draw:layer="layout" svg:width="23cm" svg:height="11.001cm" svg:x="2.2cm" svg:y="5.5cm" presentation:class="outline">
          <draw:text-box>
            <text:list text:style-name="L3">
              <text:list-item>
                <text:p>Eivät ole “normaalia heikompia”</text:p>
              </text:list-item>
              <text:list-item>
                <text:p>Toteuttaminen monimutkaisempaa</text:p>
                <text:list>
                  <text:list-item>
                    <text:p>Tarvitaan laajaa osaamista</text:p>
                  </text:list-item>
                  <text:list-item>
                    <text:p>Myös laajaa tietoturvan hallintaa</text:p>
                  </text:list-item>
                </text:list>
              </text:list-item>
              <text:list-item>
                <text:p>Huolimattomuus ja tietämättömyys</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2T1">
        <office:forms form:automatic-focus="false" form:apply-design-mode="false"/>
        <draw:frame presentation:style-name="pr4" draw:layer="layout" svg:width="24.6cm" svg:height="3.507cm" svg:x="1.4cm" svg:y="1.537cm" presentation:class="title" presentation:user-transformed="true">
          <draw:text-box>
            <text:p>Hyökkäykset</text:p>
          </draw:text-box>
        </draw:frame>
        <draw:frame presentation:style-name="pr5" draw:layer="layout" svg:width="23cm" svg:height="13.033cm" svg:x="2.2cm" svg:y="5.5cm" presentation:class="outline" presentation:user-transformed="true">
          <draw:text-box>
            <text:list text:style-name="L3">
              <text:list-item>
                <text:p text:style-name="P7">Hyökkäykset kohdistuvat suoraan Web-palveluun eikä sen alustaan</text:p>
                <text:list>
                  <text:list-item>
                    <text:p text:style-name="P7">80 % vuonna 2007 löydetyistä tietoturva-aukoista oli Web-pohjaisia</text:p>
                  </text:list-item>
                  <text:list-item>
                    <text:p text:style-name="P7">13 % sivustoista pystyttiin murtamaan täysin automaattisesti</text:p>
                  </text:list-item>
                  <text:list-item>
                    <text:p text:style-name="P7">49 % Web-sovelluksista sisälsi helposti havaittavia vakavia tietoturvariskejä</text:p>
                  </text:list-item>
                  <text:list-item>
                    <text:p text:style-name="P7">96 % pystyttiin murtamaan tietoturva-alan asiantuntijan toimesta</text:p>
                  </text:list-item>
                </text:list>
              </text:list-item>
            </text:list>
          </draw:text-box>
        </draw:frame>
        <draw:frame draw:style-name="gr1" draw:text-style-name="P9" draw:layer="layout" svg:width="7.178cm" svg:height="0.712cm" svg:x="18.5cm" svg:y="18.288cm">
          <draw:text-box>
            <text:p text:style-name="P8"><text:span text:style-name="T3">Lähde: Symantec, WASC</text:span></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Hyökkäystyypit 1/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Yleisimmät hyökkäystyypit</text:p>
          </draw:text-box>
        </draw:frame>
        <draw:frame presentation:style-name="pr5" draw:layer="layout" svg:width="23cm" svg:height="11.001cm" svg:x="2.2cm" svg:y="5.5cm" presentation:class="outline" presentation:user-transformed="true">
          <draw:text-box>
            <text:list text:style-name="L3">
              <text:list-item>
                <text:p>Cross-Site Scripting (XSS)</text:p>
              </text:list-item>
              <text:list-item>
                <text:p>Cross-Site Request Forgery (CSRF)</text:p>
              </text:list-item>
              <text:list-item>
                <text:p>SQL-injektio</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3T6">
        <office:forms form:automatic-focus="false" form:apply-design-mode="false"/>
        <draw:frame presentation:style-name="pr7" draw:layer="layout" svg:width="24.6cm" svg:height="3.507cm" svg:x="1.4cm" svg:y="1.537cm" presentation:class="title">
          <draw:text-box>
            <text:p>Cross-Site Scripting (XSS)</text:p>
          </draw:text-box>
        </draw:frame>
        <draw:frame presentation:style-name="pr8" draw:layer="layout" svg:width="11.223cm" svg:height="11.001cm" svg:x="2.2cm" svg:y="5.5cm" presentation:class="outline">
          <draw:text-box>
            <text:list text:style-name="L3">
              <text:list-item>
                <text:p>Pyritään ohittamaan saman alkuperän periaate</text:p>
              </text:list-item>
              <text:list-item>
                <text:p>Heijastetut ja tallennetut hyökkäykset</text:p>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Cross-Site Request Forgery </text:p>
          </draw:text-box>
        </draw:frame>
        <draw:frame presentation:style-name="pr5" draw:layer="layout" svg:width="23cm" svg:height="11.001cm" svg:x="2.2cm" svg:y="5.5cm" presentation:class="outline">
          <draw:text-box>
            <text:list text:style-name="L3">
              <text:list-item>
                <text:p>Hyökkäys kohdistuu suoraan palvelimeen selaimen sijasta</text:p>
              </text:list-item>
              <text:list-item>
                <text:p>Evästeiden kaappaaminen</text:p>
                <text:list>
                  <text:list-item>
                    <text:p>Käytetään toiselta käyttäjältä saatua evästettä</text:p>
                  </text:list-item>
                  <text:list-item>
                    <text:p>Evästeet usein pitkäikäisiä</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SQL-injektio</text:p>
          </draw:text-box>
        </draw:frame>
        <draw:frame presentation:style-name="pr5" draw:layer="layout" svg:width="23cm" svg:height="11.001cm" svg:x="2.2cm" svg:y="5.5cm" presentation:class="outline" presentation:user-transformed="true">
          <draw:text-box>
            <text:list text:style-name="L3">
              <text:list-item>
                <text:p>Perustuu syötteen käsittelyssä olevan virheen väärinkäyttämiseen</text:p>
                <text:list>
                  <text:list-item>
                    <text:p>Tällöin palvelimelle on mahdollista lähettää SQL-kyselyitä, jotka suoritetaan sellaisenaan</text:p>
                  </text:list-item>
                </text:list>
              </text:list-item>
              <text:list-item>
                <text:p>Suojautuminen periaatteessa yksinkertaista</text:p>
                <text:list>
                  <text:list-item>
                    <text:p>Käytännössä kuitenkaan ei</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Menetelmä</text:p>
          </draw:text-box>
        </draw:frame>
        <draw:frame presentation:style-name="pr5" draw:layer="layout" svg:width="23cm" svg:height="11.001cm" svg:x="2.2cm" svg:y="5.5cm" presentation:class="outline" presentation:user-transformed="true">
          <draw:text-box>
            <text:list text:style-name="L3">
              <text:list-item>
                <text:p>Käyttämämme anomalia-analyysi pohjautuu diffuusiokuvauksiin</text:p>
              </text:list-item>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 browser</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Aineisto</text:p>
          </draw:text-box>
        </draw:frame>
        <draw:frame presentation:style-name="pr5" draw:layer="layout" svg:width="23cm" svg:height="11.001cm" svg:x="2.2cm" svg:y="5.5cm" presentation:class="outline">
          <draw:text-box>
            <text:list text:style-name="L3">
              <text:list-item>
                <text:p>24 GiB pakattua Apache-lokia</text:p>
              </text:list-item>
              <text:list-item>
                <text:p>1,6 miljardia sivupyyntöä</text:p>
              </text:list-item>
              <text:list-item>
                <text:p>Tehtävä: poikkeavuuksien tunnistaminen</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Esikäsittely</text:p>
          </draw:text-box>
        </draw:frame>
        <draw:frame presentation:style-name="pr5" draw:layer="layout" svg:width="23cm" svg:height="11.001cm" svg:x="2.2cm" svg:y="5.5cm" presentation:class="outline">
          <draw:text-box>
            <text:list text:style-name="L3">
              <text:list-item>
                <text:p>Yleistä</text:p>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4T19">
        <office:forms form:automatic-focus="false" form:apply-design-mode="false"/>
        <draw:frame presentation:style-name="pr9"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10">Sarake</text:p>
              </table:table-cell>
              <table:table-cell>
                <text:p text:style-name="P10">Esimerkki</text:p>
              </table:table-cell>
            </table:table-row>
            <table:table-row table:style-name="ro1" table:default-cell-style-name="ce1">
              <table:table-cell>
                <text:p text:style-name="P10">IP</text:p>
              </table:table-cell>
              <table:table-cell>
                <text:p text:style-name="P10">130.234.49.2</text:p>
              </table:table-cell>
            </table:table-row>
            <table:table-row table:style-name="ro1" table:default-cell-style-name="ce1">
              <table:table-cell>
                <text:p text:style-name="P10">Date</text:p>
              </table:table-cell>
              <table:table-cell>
                <text:p text:style-name="P10">2009-05-10 12:53:01</text:p>
              </table:table-cell>
            </table:table-row>
            <table:table-row table:style-name="ro1" table:default-cell-style-name="ce1">
              <table:table-cell>
                <text:p text:style-name="P10">Server</text:p>
              </table:table-cell>
              <table:table-cell>
                <text:p text:style-name="P10">kotka</text:p>
              </table:table-cell>
            </table:table-row>
            <table:table-row table:style-name="ro1" table:default-cell-style-name="ce1">
              <table:table-cell>
                <text:p text:style-name="P10">Service</text:p>
              </table:table-cell>
              <table:table-cell>
                <text:p text:style-name="P10">mobi</text:p>
              </table:table-cell>
            </table:table-row>
            <table:table-row table:style-name="ro1" table:default-cell-style-name="ce1">
              <table:table-cell>
                <text:p text:style-name="P10">Request</text:p>
              </table:table-cell>
              <table:table-cell>
                <text:p text:style-name="P10">GET /images/icn.gif</text:p>
              </table:table-cell>
            </table:table-row>
            <table:table-row table:style-name="ro1" table:default-cell-style-name="ce1">
              <table:table-cell>
                <text:p text:style-name="P10">Response</text:p>
              </table:table-cell>
              <table:table-cell>
                <text:p text:style-name="P10">200</text:p>
              </table:table-cell>
            </table:table-row>
            <table:table-row table:style-name="ro1" table:default-cell-style-name="ce1">
              <table:table-cell>
                <text:p text:style-name="P10">Bytes</text:p>
              </table:table-cell>
              <table:table-cell>
                <text:p text:style-name="P10">2680</text:p>
              </table:table-cell>
            </table:table-row>
            <table:table-row table:style-name="ro1" table:default-cell-style-name="ce1">
              <table:table-cell>
                <text:p text:style-name="P10">Referer</text:p>
              </table:table-cell>
              <table:table-cell>
                <text:p text:style-name="P10">http://www.jyu.fi/a.html</text:p>
              </table:table-cell>
            </table:table-row>
            <table:table-row table:style-name="ro1" table:default-cell-style-name="ce1">
              <table:table-cell>
                <text:p text:style-name="P10">Browser</text:p>
              </table:table-cell>
              <table:table-cell>
                <text:p text:style-name="P10">Mozilla/5.0</text:p>
                <text:p text:style-name="P10">(SymbianOS/9.2;...)</text:p>
              </table:table-cell>
            </table:table-row>
          </table:table>
          <draw:image xlink:href="Pictures/TablePreview1.svm" xlink:type="simple" xlink:show="embed" xlink:actuate="onLoad"/>
        </draw:frame>
        <draw:frame draw:style-name="gr3" draw:text-style-name="P9" draw:layer="layout" svg:width="23cm" svg:height="1.423cm" svg:x="2.5cm" svg:y="5cm">
          <draw:text-box>
            <text:p><text:span text:style-name="T3">130.234.49.2 - - [10/May/2009:15:53:01 +0300] "GET /images/icn.gif HTTP/1.1" 200 2680 "http://www.jyu.fi/a.html" "Mozilla/5.0 (SymbianOS/9.2;...)"</text:span></text:p>
          </draw:text-box>
        </draw:frame>
        <draw:line draw:style-name="gr4" draw:layer="layout" svg:x1="4cm" svg:y1="10.5cm" svg:x2="6.5cm" svg:y2="10.5cm">
          <text:p/>
        </draw:line>
        <draw:line draw:style-name="gr5" draw:layer="layout" svg:x1="4cm" svg:y1="7.6cm" svg:x2="4cm" svg:y2="10.6cm">
          <text:p/>
        </draw:line>
        <presentation:notes draw:style-name="dp2">
          <draw:page-thumbnail draw:style-name="gr2"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4T19">
        <office:forms form:automatic-focus="false" form:apply-design-mode="false"/>
        <draw:frame presentation:style-name="pr10"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11"><text:span text:style-name="T4">Sarake</text:span></text:p>
              </table:table-cell>
              <table:table-cell>
                <text:p text:style-name="P11"><text:span text:style-name="T4">Esimerkki</text:span></text:p>
              </table:table-cell>
            </table:table-row>
            <table:table-row table:style-name="ro2" table:default-cell-style-name="ce2">
              <table:table-cell>
                <text:p text:style-name="P11"><text:span text:style-name="T4">Method</text:span></text:p>
              </table:table-cell>
              <table:table-cell>
                <text:p text:style-name="P11"><text:span text:style-name="T4">GET</text:span></text:p>
              </table:table-cell>
            </table:table-row>
            <table:table-row table:style-name="ro2" table:default-cell-style-name="ce2">
              <table:table-cell>
                <text:p text:style-name="P11"><text:span text:style-name="T4">Protocol</text:span></text:p>
              </table:table-cell>
              <table:table-cell>
                <text:p text:style-name="P11"><text:span text:style-name="T4">HTTP/1.1</text:span></text:p>
              </table:table-cell>
            </table:table-row>
            <table:table-row table:style-name="ro2" table:default-cell-style-name="ce2">
              <table:table-cell>
                <text:p text:style-name="P11"><text:span text:style-name="T4">Resource</text:span></text:p>
              </table:table-cell>
              <table:table-cell>
                <text:p text:style-name="P11"><text:span text:style-name="T4">/w/index.php</text:span></text:p>
              </table:table-cell>
            </table:table-row>
            <table:table-row table:style-name="ro2" table:default-cell-style-name="ce2">
              <table:table-cell>
                <text:p text:style-name="P12"><text:span text:style-name="T4"><text:s/></text:span><text:span text:style-name="T4">Query string</text:span></text:p>
              </table:table-cell>
              <table:table-cell>
                <text:p text:style-name="P13"><text:span text:style-name="T3"><text:s/></text:span><text:span text:style-name="T3">title=Query_string&amp;action=history</text:span></text:p>
              </table:table-cell>
            </table:table-row>
          </table:table>
          <draw:image xlink:href="Pictures/TablePreview2.svm" xlink:type="simple" xlink:show="embed" xlink:actuate="onLoad"/>
        </draw:frame>
        <draw:frame draw:style-name="gr3" draw:text-style-name="P9" draw:layer="layout" svg:width="23cm" svg:height="0.712cm" svg:x="2.5cm" svg:y="5.3cm">
          <draw:text-box>
            <text:p text:style-name="P14"><text:span text:style-name="T3">GET /w/index.php?title=Query_string&amp;action=history HTTP/1.1</text:span></text:p>
          </draw:text-box>
        </draw:frame>
        <draw:line draw:style-name="gr4" draw:layer="layout" svg:x1="4cm" svg:y1="9.5cm" svg:x2="6.5cm" svg:y2="9.5cm">
          <text:p/>
        </draw:line>
        <draw:line draw:style-name="gr5" draw:layer="layout" svg:x1="4cm" svg:y1="6.6cm" svg:x2="4cm" svg:y2="9.6cm">
          <text:p/>
        </draw:line>
        <draw:line draw:style-name="gr6" draw:layer="layout" svg:x1="20.6cm" svg:y1="16.3cm" svg:x2="23.1cm" svg:y2="16.3cm">
          <text:p/>
        </draw:line>
        <draw:line draw:style-name="gr5"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11"><text:span text:style-name="T4">Key</text:span></text:p>
              </table:table-cell>
              <table:table-cell>
                <text:p text:style-name="P11"><text:span text:style-name="T4">Value</text:span></text:p>
              </table:table-cell>
            </table:table-row>
            <table:table-row table:style-name="ro2" table:default-cell-style-name="ce2">
              <table:table-cell>
                <text:p text:style-name="P11"><text:span text:style-name="T4">title</text:span></text:p>
              </table:table-cell>
              <table:table-cell>
                <text:p text:style-name="P11"><text:span text:style-name="T4">Query_string</text:span></text:p>
              </table:table-cell>
            </table:table-row>
            <table:table-row table:style-name="ro2" table:default-cell-style-name="ce2">
              <table:table-cell>
                <text:p text:style-name="P11"><text:span text:style-name="T4">action</text:span></text:p>
              </table:table-cell>
              <table:table-cell>
                <text:p text:style-name="P11"><text:span text:style-name="T4">history</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1T0">
        <office:forms form:automatic-focus="false" form:apply-design-mode="false"/>
        <draw:frame presentation:style-name="pr7" draw:layer="layout" svg:width="24.6cm" svg:height="3.507cm" svg:x="1.4cm" svg:y="1.537cm" presentation:class="title" presentation:placeholder="true" presentation:user-transformed="true">
          <draw:text-box/>
        </draw:frame>
        <draw:frame presentation:style-name="pr11" draw:layer="layout" svg:width="23cm" svg:height="11.001cm" svg:x="2.2cm" svg:y="5.5cm" presentation:class="subtitle" presentation:user-transformed="true">
          <draw:text-box>
            <text:p>Kiitos!</text:p>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63</meta:editing-cycles>
    <meta:editing-duration>PT10H25M43S</meta:editing-duration>
    <meta:initial-creator>Joel Lehtonen</meta:initial-creator>
    <dc:date>2010-04-07T17:05:09</dc:date>
    <dc:creator>Joel Lehtonen</dc:creator>
    <meta:document-statistic meta:object-count="99"/>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